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Roman No9 L" svg:font-family="'Nimbus Roman No9 L'" style:font-family-generic="roman"/>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officeooo:rsid="000e652f" officeooo:paragraph-rsid="000e652f"/>
    </style:style>
    <style:style style:name="P2" style:family="paragraph" style:parent-style-name="Standard">
      <style:text-properties style:font-name="DejaVu Sans" officeooo:rsid="000e652f" officeooo:paragraph-rsid="00108730"/>
    </style:style>
    <style:style style:name="P3" style:family="paragraph" style:parent-style-name="Standard">
      <style:text-properties style:font-name="DejaVu Sans" officeooo:rsid="00126eef" officeooo:paragraph-rsid="00126eef"/>
    </style:style>
    <style:style style:name="T1" style:family="text">
      <style:text-properties officeooo:rsid="000f7403"/>
    </style:style>
    <style:style style:name="T2" style:family="text">
      <style:text-properties officeooo:rsid="00126eef"/>
    </style:style>
    <style:style style:name="T3" style:family="text">
      <style:text-properties officeooo:rsid="001339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verwaltung:</text:p>
      <text:p text:style-name="P1"/>
      <text:p text:style-name="P2">Ein Restaurant kann von keinem oder bis zu 100 Gästen besucht werden. Die Gäste wählen aus einer Speisekarte die Gericht und Getränke aus, die sie verzehren wollen. <text:span text:style-name="T2">Jedes Restaurant muss eine Liste seiner Gäste ausgeben können und jeder Gast weis, in welchem Restaurant er sich gerade befindet.</text:span></text:p>
      <text:p text:style-name="P2"/>
      <text:p text:style-name="P2">Die Gäste werden von mindestens einem bis 10 Kellnern bedient, die die Bestellungen der Gäste aufnehmen und in die Küche weiterreichen, in der die Gerichte von mindestens zwei bis acht Köchen zubereitet werden. Außerdem sind in der Küche noch bis zu 10 Helfer beschäftig<text:span text:style-name="T1">t</text:span>, von denen bei der Zubereitung eine<text:span text:style-name="T1">s</text:span> Gericht<text:span text:style-name="T1">s</text:span> mindestens zwei beteiligt sind. </text:p>
      <text:p text:style-name="P2"/>
      <text:p text:style-name="P2">Neben dem Essen können die Gäste auch Getränke unterschiedlichster Art bestellen (alkoholfreie, alkoholische, Cocktails). Diese können wiederum aus mehreren Zutaten bestehen (Cocktails). Die Zubereitung der Getränke übernimmt der Barkeeper, <text:span text:style-name="T1">der die Bestellungen ebenfalls von den Kellnern erhält</text:span>. </text:p>
      <text:p text:style-name="P2"/>
      <text:p text:style-name="P2">Nach dem Essen erhält der Gast eine Rechnung über seine <text:s/>verzehrten Gericht und Getränke vom Kellner. </text:p>
      <text:p text:style-name="P2"/>
      <text:p text:style-name="P3">Die Kellner sind einem bis 6 Tischen zugeordnet, an denen sie bedienen. Jeder Kellner wei<text:span text:style-name="T3">ß</text:span>, für welchen Tisch er zuständig i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Roman No9 L" svg:font-family="'Nimbus Roman No9 L'" style:font-family-generic="roman"/>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9T16:10:00.558304158</meta:creation-date>
    <dc:date>2022-08-10T10:39:41.865000000</dc:date>
    <meta:editing-duration>PT12M54S</meta:editing-duration>
    <meta:editing-cycles>5</meta:editing-cycles>
    <meta:generator>LibreOffice/7.3.0.3$Windows_X86_64 LibreOffice_project/0f246aa12d0eee4a0f7adcefbf7c878fc2238db3</meta:generator>
    <meta:print-date>2022-08-09T16:26:15.758234993</meta:print-date>
    <meta:document-statistic meta:table-count="0" meta:image-count="0" meta:object-count="0" meta:page-count="1" meta:paragraph-count="6" meta:word-count="177" meta:character-count="1191" meta:non-whitespace-character-count="1016"/>
  </office:meta>
</office:document-meta>
</file>